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10" svg:x="6.66667in" svg:y="0.2497in" svg:width="6.66667in" svg:height="3.500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n 14" svg:x="0.0969in" svg:y="3.775in" svg:width="6.56977in" svg:height="3.55031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Imagen 16" svg:x="6.66666in" svg:y="3.775in" svg:width="6.48889in" svg:height="3.4753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Imagen 18" svg:x="0in" svg:y="0.22469in" svg:width="6.66666in" svg:height="3.4753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Ivan Rodríguez Rodríguez</meta:initial-creator>
    <dc:creator>Ivan Rodríguez Rodríguez</dc:creator>
    <meta:creation-date>2022-11-22T14:52:26Z</meta:creation-date>
    <dc:date>2022-11-22T14:59:56Z</dc:date>
    <meta:editing-cycles>1</meta:editing-cycles>
    <meta:editing-duration>PT450S</meta:editing-duration>
    <meta:document-statistic meta:paragraph-count="0" meta:word-count="0"/>
  </office:meta>
</office:document-meta>
</file>